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ClassLoader.getPermissions( java . security . CodeSourc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ClassLoader.Secur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ClassLoader.defineClass( java . lang . String var0 , byte [ ] var1 , int var2 , int var3 , java . security . CodeSource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eClassLoader.SecureClassLoader( java . lang . ClassLo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